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31B408F44E86C58A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cm" svg:stroke-color="#6666ff" draw:marker-start-width="0.8cm" draw:marker-end-width="0.8cm" draw:fill="solid" draw:fill-color="#ffffff" draw:auto-grow-height="true" draw:auto-grow-width="false" fo:max-height="0cm" fo:min-height="1.177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ff3333" draw:marker-start-width="0.8cm" draw:marker-end-width="0.8cm" draw:fill="none" draw:fill-color="#ffffff" draw:auto-grow-height="true" draw:auto-grow-width="false" fo:max-height="0cm" fo:min-height="1.177cm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01cm" svg:y="5.529cm" presentation:class="subtitle" presentation:placeholder="true" presentation:user-transformed="true">
          <draw:text-box/>
        </draw:frame>
        <draw:frame draw:style-name="gr1" draw:text-style-name="P2" draw:layer="layout" svg:width="27.999cm" svg:height="17.871cm" svg:x="0.401cm" svg:y="2.344cm">
          <draw:image xlink:href="Pictures/100002010000050000000331B408F44E86C58AA8.png" xlink:type="simple" xlink:show="embed" xlink:actuate="onLoad">
            <text:p/>
          </draw:image>
        </draw:frame>
        <draw:frame draw:style-name="gr2" draw:text-style-name="P3" draw:layer="layout" svg:width="4.8cm" svg:height="1.627cm" svg:x="3.401cm" svg:y="16.081cm">
          <draw:text-box>
            <text:p text:style-name="P2"><text:span text:style-name="T1">Pre-coincedence signal</text:span></text:p>
          </draw:text-box>
        </draw:frame>
        <draw:frame draw:style-name="gr3" draw:text-style-name="P4" draw:layer="layout" svg:width="4.6cm" svg:height="2.215cm" svg:x="7.401cm" svg:y="0.8cm">
          <draw:text-box>
            <text:p text:style-name="P2"><text:span text:style-name="T1">Lower limit of the standard veto time fra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5:25:05.127389436</meta:creation-date>
    <dc:date>2018-08-02T15:32:08.303120106</dc:date>
    <meta:editing-duration>PT39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